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0d2668" officeooo:paragraph-rsid="000d2668" style:font-size-asian="20pt" style:font-size-complex="20pt"/>
    </style:style>
    <style:style style:name="P2" style:family="paragraph" style:parent-style-name="Standard">
      <style:text-properties fo:color="#127622" loext:opacity="100%" fo:font-size="20pt" officeooo:rsid="000d2668" officeooo:paragraph-rsid="000d2668" style:font-size-asian="20pt" style:font-size-complex="20pt"/>
    </style:style>
    <style:style style:name="P3" style:family="paragraph" style:parent-style-name="Standard">
      <style:text-properties fo:color="#f10d0c" loext:opacity="100%" fo:font-size="20pt" officeooo:rsid="000d2668" officeooo:paragraph-rsid="000d2668" style:font-size-asian="20pt" style:font-size-complex="20pt"/>
    </style:style>
    <style:style style:name="T1" style:family="text">
      <style:text-properties fo:color="#ea7500" loext:opacity="100%"/>
    </style:style>
    <style:style style:name="T2" style:family="text">
      <style:text-properties fo:color="#780373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_3</text:p>
      <text:p text:style-name="P1"/>
      <text:p text:style-name="P1"/>
      <text:p text:style-name="P3">Q 1: Does ANSI recognize the data type DATE ?</text:p>
      <text:p text:style-name="P3"/>
      <text:p text:style-name="P1"><text:span text:style-name="T2">Answer::</text:span><text:span text:style-name="T1"> <text:s/></text:span>Yes , it <text:s/>does. <text:s/></text:p>
      <text:p text:style-name="P1"/>
      <text:p text:style-name="P3">Q 2: Which subdivision of SQL is used to insert values in tables ?</text:p>
      <text:p text:style-name="P3"/>
      <text:p text:style-name="P1"><text:span text:style-name="T2">Answer:: </text:span><text:s/>insert into &lt;tablename&gt;</text:p>
      <text:p text:style-name="P1"><text:s text:c="19"/>value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5:42:42.696613883</meta:creation-date>
    <dc:date>2023-09-11T15:54:32.663958846</dc:date>
    <meta:editing-duration>PT1M7S</meta:editing-duration>
    <meta:editing-cycles>1</meta:editing-cycles>
    <meta:document-statistic meta:table-count="0" meta:image-count="0" meta:object-count="0" meta:page-count="1" meta:paragraph-count="6" meta:word-count="36" meta:character-count="209" meta:non-whitespace-character-count="155"/>
    <meta:generator>LibreOffice/7.3.5.2$Linux_X86_64 LibreOffice_project/30$Build-2</meta:generator>
  </office:meta>
</office:document-meta>
</file>